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spec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spec.py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stamp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Pictures/10002F79000052220000741E9715A426.svg" manifest:media-type="image/svg+xml"/>
  <manifest:file-entry manifest:full-path="Pictures/10002B5A000052220000741ECC181E71.svg" manifest:media-type="image/svg+xml"/>
  <manifest:file-entry manifest:full-path="Pictures/10003111000052220000741E6E5CBB07.svg" manifest:media-type="image/svg+xml"/>
  <manifest:file-entry manifest:full-path="Pictures/1000353C000052220000741E7F532E21.svg" manifest:media-type="image/svg+xml"/>
  <manifest:file-entry manifest:full-path="Pictures/10001E61000052220000741E18FF1FDE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2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Спецификация" style:family="table">
      <style:table-properties style:width="18.5cm" fo:margin-left="2cm" table:align="left"/>
    </style:style>
    <style:style style:name="Спецификация.A" style:family="table-column">
      <style:table-column-properties style:column-width="0.598cm"/>
    </style:style>
    <style:style style:name="Спецификация.B" style:family="table-column">
      <style:table-column-properties style:column-width="0.6cm"/>
    </style:style>
    <style:style style:name="Спецификация.C" style:family="table-column">
      <style:table-column-properties style:column-width="0.801cm"/>
    </style:style>
    <style:style style:name="Спецификация.D" style:family="table-column">
      <style:table-column-properties style:column-width="6.999cm"/>
    </style:style>
    <style:style style:name="Спецификация.E" style:family="table-column">
      <style:table-column-properties style:column-width="6.301cm"/>
    </style:style>
    <style:style style:name="Спецификация.F" style:family="table-column">
      <style:table-column-properties style:column-width="0.998cm"/>
    </style:style>
    <style:style style:name="Спецификация.G" style:family="table-column">
      <style:table-column-properties style:column-width="2.203cm"/>
    </style:style>
    <style:style style:name="Спецификация.1" style:family="table-row">
      <style:table-row-properties style:row-height="1.499cm"/>
    </style:style>
    <style:style style:name="Спецификация.A1" style:family="table-cell">
      <style:table-cell-properties style:vertical-align="middle" fo:padding-left="0cm" fo:padding-right="0.101cm" fo:padding-top="0.049cm" fo:padding-bottom="0.049cm" fo:border-left="none" fo:border-right="none" fo:border-top="none" fo:border-bottom="1.4pt solid #000000"/>
    </style:style>
    <style:style style:name="Спецификация.B1" style:family="table-cell">
      <style:table-cell-properties style:vertical-align="middle" fo:padding-left="0cm" fo:padding-right="0.101cm" fo:padding-top="0.049cm" fo:padding-bottom="0.049cm" fo:border-left="1.4pt solid #000000" fo:border-right="none" fo:border-top="none" fo:border-bottom="1.4pt solid #000000"/>
    </style:style>
    <style:style style:name="Спецификация.C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Спецификация.2" style:family="table-row">
      <style:table-row-properties style:row-height="0.827cm"/>
    </style:style>
    <style:style style:name="Спецификация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1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2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30" style:family="table-row">
      <style:table-row-properties style:row-height="0.801cm"/>
    </style:style>
    <style:style style:name="Спецификация.A3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3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4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5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61" style:family="table-row">
      <style:table-row-properties style:row-height="0.834cm"/>
    </style:style>
    <style:style style:name="Спецификация.A6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E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F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G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6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A7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Спецификация.B7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C7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Спецификация.D7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начение_20_графы_20_форматной_20_рамки">
      <style:text-properties fo:font-size="18pt" fo:language="ru" fo:country="RU" officeooo:rsid="009d29e7" officeooo:paragraph-rsid="009d29e7" style:font-size-asian="18pt" style:font-size-complex="18pt" style:text-scale="97%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3" style:family="paragraph" style:parent-style-name="Значение_20_графы_20_форматной_20_рамки">
      <style:text-properties fo:font-size="18pt" style:font-size-asian="18pt" style:font-size-complex="18pt" style:text-scale="97%"/>
    </style:style>
    <style:style style:name="P4" style:family="paragraph" style:parent-style-name="Значение_20_графы_20_форматной_20_рамки">
      <style:text-properties fo:font-size="36pt" officeooo:rsid="009d29e7" officeooo:paragraph-rsid="009d29e7" style:font-size-asian="36pt" style:font-size-complex="36pt" style:text-scale="100%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7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9" style:family="paragraph" style:parent-style-name="Заголовок_20_графы_20_форматной_20_рамки">
      <style:text-properties style:text-scale="90%"/>
    </style:style>
    <style:style style:name="P10" style:family="paragraph" style:parent-style-name="Значение_20_графы_20_форматной_20_рамки_20__28_повёрнуто_29_">
      <style:text-properties fo:font-size="16pt" style:text-scale="100%"/>
    </style:style>
    <style:style style:name="P11" style:family="paragraph" style:parent-style-name="Заголовок_20_графы_20_таблицы">
      <style:text-properties style:text-rotation-angle="90" style:text-rotation-scale="line-height"/>
    </style:style>
    <style:style style:name="P12" style:family="paragraph" style:parent-style-name="Заголовок_20_графы_20_таблицы">
      <style:text-properties style:text-rotation-angle="90" style:text-rotation-scale="line-height" style:text-scale="85%"/>
    </style:style>
    <style:style style:name="P13" style:family="paragraph" style:parent-style-name="Кол.">
      <style:text-properties style:text-scale="100%"/>
    </style:style>
    <style:style style:name="P14" style:family="paragraph" style:parent-style-name="Наименование">
      <style:text-properties style:text-scale="100%"/>
    </style:style>
    <style:style style:name="P15" style:family="paragraph" style:parent-style-name="Наименование">
      <style:text-properties officeooo:paragraph-rsid="00a2f2f0" style:text-scale="100%"/>
    </style:style>
    <style:style style:name="P16" style:family="paragraph" style:parent-style-name="Наименование">
      <style:text-properties style:text-scale="98%"/>
    </style:style>
    <style:style style:name="P17" style:family="paragraph" style:parent-style-name="Поз.">
      <style:text-properties style:text-scale="100%"/>
    </style:style>
    <style:style style:name="P18" style:family="paragraph" style:parent-style-name="Примечание">
      <style:text-properties style:text-scale="95%"/>
    </style:style>
    <style:style style:name="P19" style:family="paragraph" style:parent-style-name="Примечание">
      <style:text-properties style:text-scale="98%"/>
    </style:style>
    <style:style style:name="P20" style:family="paragraph" style:parent-style-name="Примечание">
      <style:text-properties style:text-scale="100%"/>
    </style:style>
    <style:style style:name="P21" style:family="paragraph" style:parent-style-name="Примечание">
      <style:text-properties style:text-scale="97%"/>
    </style:style>
    <style:style style:name="P22" style:family="paragraph" style:parent-style-name="Примечание">
      <style:text-properties style:text-scale="93%"/>
    </style:style>
    <style:style style:name="P23" style:family="paragraph" style:parent-style-name="Примечание">
      <style:text-properties style:text-scale="96%"/>
    </style:style>
    <style:style style:name="P24" style:family="paragraph" style:parent-style-name="Пустой" style:master-page-name="Первый_20_лист_20_1">
      <style:paragraph-properties style:page-number="auto"/>
    </style:style>
    <style:style style:name="P25" style:family="paragraph" style:parent-style-name="Формат">
      <style:text-properties style:text-scale="86%"/>
    </style:style>
    <style:style style:name="T1" style:family="text">
      <style:text-properties style:font-name="OpenGost Type B TT1" fo:language="ru" fo:country="RU" officeooo:rsid="00a26206"/>
    </style:style>
    <style:style style:name="T2" style:family="text">
      <style:text-properties style:font-name="OpenGost Type B TT1" fo:language="ru" fo:country="RU" officeooo:rsid="00a2f2f0"/>
    </style:style>
    <style:style style:name="T3" style:family="text">
      <style:text-properties officeooo:rsid="00a2f2f0"/>
    </style:style>
    <style:style style:name="T4" style:family="text">
      <style:text-properties fo:language="ru" fo:country="RU" officeooo:rsid="00a26206"/>
    </style:style>
    <style:style style:name="T5" style:family="text">
      <style:text-properties fo:language="ru" fo:country="RU" officeooo:rsid="00a2f2f0"/>
    </style:style>
    <style:style style:name="T6" style:family="text">
      <style:text-properties style:font-name="OpenGost Type B TT" fo:language="ru" fo:country="RU" officeooo:rsid="00a26206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Позиция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Спецификация" table:style-name="Спецификация">
        <table:table-column table:style-name="Спецификация.A"/>
        <table:table-column table:style-name="Спецификация.B"/>
        <table:table-column table:style-name="Спецификация.C"/>
        <table:table-column table:style-name="Спецификация.D"/>
        <table:table-column table:style-name="Спецификация.E"/>
        <table:table-column table:style-name="Спецификация.F"/>
        <table:table-column table:style-name="Спецификация.G"/>
        <table:table-header-rows>
          <table:table-row table:style-name="Спецификация.1">
            <table:table-cell table:style-name="Спецификация.A1" office:value-type="string">
              <text:p text:style-name="P12">Формат</text:p>
            </table:table-cell>
            <table:table-cell table:style-name="Спецификация.B1" office:value-type="string">
              <text:p text:style-name="P11">Зона</text:p>
            </table:table-cell>
            <table:table-cell table:style-name="Спецификация.C1" office:value-type="string">
              <text:p text:style-name="P11">Поз.</text:p>
            </table:table-cell>
            <table:table-cell table:style-name="Спецификация.C1" office:value-type="string">
              <text:p text:style-name="Заголовок_20_графы_20_таблицы">Обозначение</text:p>
            </table:table-cell>
            <table:table-cell table:style-name="Спецификация.C1" office:value-type="string">
              <text:p text:style-name="Заголовок_20_графы_20_таблицы">Наименование</text:p>
            </table:table-cell>
            <table:table-cell table:style-name="Спецификация.C1" office:value-type="string">
              <text:p text:style-name="P11">Кол.</text:p>
            </table:table-cell>
            <table:table-cell table:style-name="Спецификация.C1" office:value-type="string">
              <text:p text:style-name="Заголовок_20_графы_20_таблицы">Приме-<text:line-break/>чание</text:p>
            </table:table-cell>
          </table:table-row>
        </table:table-header-rows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Документаци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Схема электрическа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принципиальна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7" office:value-type="string">
            <text:p text:style-name="P25">A4</text:p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Перечень элементов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Детали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1" style:data-style-name="N0">1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Плата печатная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Наименование_20__28_заголовок_20_раздела_29_">Прочие изделия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2" style:data-style-name="N0">2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270 pf X7R 1206 2000v</text:p>
          </table:table-cell>
          <table:table-cell table:style-name="Спецификация.E3" office:value-type="string">
            <text:p text:style-name="P13">3</text:p>
          </table:table-cell>
          <table:table-cell table:style-name="Спецификация.E3" office:value-type="string">
            <text:p text:style-name="P18">C2, C7, C10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202R18W271KW4E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3" style:data-style-name="N0">3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0,1uF 50V 0805</text:p>
          </table:table-cell>
          <table:table-cell table:style-name="Спецификация.E3" office:value-type="string">
            <text:p text:style-name="P13">14</text:p>
          </table:table-cell>
          <table:table-cell table:style-name="Спецификация.E3" office:value-type="string">
            <text:p text:style-name="P19">C5, C8, C9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20">C13, C16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20">C17, C19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20">C22, C24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20">C25, C27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20">C29, C32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20">C34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4" style:data-style-name="N0">4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10nF 50V 0805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20">C20, C21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5" style:data-style-name="N0">5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10uF 16V 0805</text:p>
          </table:table-cell>
          <table:table-cell table:style-name="Спецификация.E3" office:value-type="string">
            <text:p text:style-name="P13">9</text:p>
          </table:table-cell>
          <table:table-cell table:style-name="Спецификация.E3" office:value-type="string">
            <text:p text:style-name="P20">C12, C15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20">C18, C23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20">C26, C28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20">C30, C31,</text:p>
          </table:table-cell>
        </table:table-row>
        <table:table-row table:style-name="Спецификация.2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20">C33</text:p>
          </table:table-cell>
        </table:table-row>
        <text:soft-page-break/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6" style:data-style-name="N0">6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6">10uF 50V 1210 GRM32ER71H106K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C3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7" style:data-style-name="N0">7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1uF 50V 0805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20">C1, C1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8" style:data-style-name="N0">8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4,7uF 50V 0805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20">C4, C6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9" style:data-style-name="N0">9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47uF 63V D10,5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C14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10" style:data-style-name="N0">10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DS1023-2x19S21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20">CN7, CN9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11" style:data-style-name="N0">11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KPA-3010CGCK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20">D3, D4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12" style:data-style-name="N0">12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SMBJ10CA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D5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13" style:data-style-name="N0">13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SMBJ5.0A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20">D1, D2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14" style:data-style-name="N0">14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0452.500MRL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F1</text:p>
          </table:table-cell>
        </table:table-row>
        <table:table-row table:style-name="Спецификация.30">
          <table:table-cell table:style-name="Спецификация.A42" office:value-type="string">
            <text:p text:style-name="Формат"/>
          </table:table-cell>
          <table:table-cell table:style-name="Спецификация.B42" office:value-type="string">
            <text:p text:style-name="Зона"/>
          </table:table-cell>
          <table:table-cell table:style-name="Спецификация.C42" office:value-type="string">
            <text:p text:style-name="Поз."/>
          </table:table-cell>
          <table:table-cell table:style-name="Спецификация.D42" office:value-type="string">
            <text:p text:style-name="Обозначение"/>
          </table:table-cell>
          <table:table-cell table:style-name="Спецификация.E42" office:value-type="string">
            <text:p text:style-name="Наименование"/>
          </table:table-cell>
          <table:table-cell table:style-name="Спецификация.F42" office:value-type="string">
            <text:p text:style-name="Кол."/>
          </table:table-cell>
          <table:table-cell table:style-name="Спецификация.G4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15" style:data-style-name="N0">15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LD1117-3.3V-SOT223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IC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16" style:data-style-name="N0">16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DG141R-02 (RS485)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J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17" style:data-style-name="N0">17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DS1027-2B и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J5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PinHeader_<text:span text:style-name="T3">01</text:span>x0<text:span text:style-name="T3">2</text:span>_P2.54mm</text:p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49" office:value-type="string">
            <text:p text:style-name="Формат"/>
          </table:table-cell>
          <table:table-cell table:style-name="Спецификация.B49" office:value-type="string">
            <text:p text:style-name="Зона"/>
          </table:table-cell>
          <table:table-cell table:style-name="Спецификация.C49" office:value-type="string">
            <text:p text:style-name="P17"><text:variable-set text:name="Позиция" text:formula="ooow:Позиция+1" office:value-type="float" office:value="18" style:data-style-name="N0">18</text:variable-set></text:p>
          </table:table-cell>
          <table:table-cell table:style-name="Спецификация.D49" office:value-type="string">
            <text:p text:style-name="Обозначение"/>
          </table:table-cell>
          <table:table-cell table:style-name="Спецификация.E3" office:value-type="string">
            <text:p text:style-name="P14">PinHeader_01x02_P2.54mm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J4</text:p>
          </table:table-cell>
        </table:table-row>
        <table:table-row table:style-name="Спецификация.30">
          <table:table-cell table:style-name="Спецификация.A50" office:value-type="string">
            <text:p text:style-name="Формат"/>
          </table:table-cell>
          <table:table-cell table:style-name="Спецификация.B50" office:value-type="string">
            <text:p text:style-name="Зона"/>
          </table:table-cell>
          <table:table-cell table:style-name="Спецификация.C50" office:value-type="string">
            <text:p text:style-name="P17"><text:variable-set text:name="Позиция" text:formula="ooow:Позиция+1" office:value-type="float" office:value="19" style:data-style-name="N0">19</text:variable-set></text:p>
          </table:table-cell>
          <table:table-cell table:style-name="Спецификация.D50" office:value-type="string">
            <text:p text:style-name="Обозначение"/>
          </table:table-cell>
          <table:table-cell table:style-name="Спецификация.E3" office:value-type="string">
            <text:p text:style-name="P14">PinHeader_01x03_P2.54mm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J3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20" style:data-style-name="N0">20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PinHeader_<text:span text:style-name="T3">0</text:span>2x03_P2.54mm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J2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21" style:data-style-name="N0">21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6,8uH 3,5A ETQP3M6R8KVP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L2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22" style:data-style-name="N0">22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B82790S0253N201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L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23" style:data-style-name="N0">23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DTC114ECA (SOT-23)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20">Q1, Q2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24" style:data-style-name="N0">24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5">0805-<text:span text:style-name="T4">1</text:span><text:span text:style-name="T5">0</text:span><text:span text:style-name="T4">0 Ом</text:span><text:span text:style-name="T6">±</text:span><text:span text:style-name="T1">5%-0,125 Вт</text:span></text:p>
          </table:table-cell>
          <table:table-cell table:style-name="Спецификация.E3" office:value-type="string">
            <text:p text:style-name="P13">3</text:p>
          </table:table-cell>
          <table:table-cell table:style-name="Спецификация.E3" office:value-type="string">
            <text:p text:style-name="P20">R14-R16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25" style:data-style-name="N0">25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5">1206-<text:span text:style-name="T4">1</text:span><text:span text:style-name="T5">0</text:span><text:span text:style-name="T4">0 Ом</text:span><text:span text:style-name="T6">±</text:span><text:span text:style-name="T1">5%-0,25 Вт</text:span>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20">R17, R18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26" style:data-style-name="N0">26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5">0603-<text:span text:style-name="T4">10 </text:span><text:span text:style-name="T5">к</text:span><text:span text:style-name="T4">Ом</text:span><text:span text:style-name="T6">±</text:span><text:span text:style-name="T1">5%-0,</text:span><text:span text:style-name="T2">06</text:span><text:span text:style-name="T1">2 Вт</text:span></text:p>
          </table:table-cell>
          <table:table-cell table:style-name="Спецификация.E3" office:value-type="string">
            <text:p text:style-name="P13">12</text:p>
          </table:table-cell>
          <table:table-cell table:style-name="Спецификация.E3" office:value-type="string">
            <text:p text:style-name="P20">R19-R30</text:p>
          </table:table-cell>
        </table:table-row>
        <table:table-row table:style-name="Спецификация.61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27" style:data-style-name="N0">27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5">0805-<text:span text:style-name="T4">10 </text:span><text:span text:style-name="T5">к</text:span><text:span text:style-name="T4">Ом</text:span><text:span text:style-name="T6">±</text:span><text:span text:style-name="T1">5%-0,125 Вт</text:span></text:p>
          </table:table-cell>
          <table:table-cell table:style-name="Спецификация.E3" office:value-type="string">
            <text:p text:style-name="P13">4</text:p>
          </table:table-cell>
          <table:table-cell table:style-name="Спецификация.E3" office:value-type="string">
            <text:p text:style-name="P21">R1, R7, R9,</text:p>
          </table:table-cell>
        </table:table-row>
        <text:soft-page-break/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E3" office:value-type="string">
            <text:p text:style-name="P20">R1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28" style:data-style-name="N0">28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5">0805-<text:span text:style-name="T4">120 Ом</text:span><text:span text:style-name="T6">±</text:span><text:span text:style-name="T1">5%-0,125 Вт</text:span>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20">R8, R3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29" style:data-style-name="N0">29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5">0805-<text:span text:style-name="T3">30</text:span><text:span text:style-name="T4">0 Ом</text:span><text:span text:style-name="T6">±</text:span><text:span text:style-name="T1">5%-0,125 Вт</text:span>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20">R12, R13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30" style:data-style-name="N0">30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5">0805-<text:span text:style-name="T3">4,7</text:span><text:span text:style-name="T4"> </text:span><text:span text:style-name="T5">к</text:span><text:span text:style-name="T4">Ом</text:span><text:span text:style-name="T6">±</text:span><text:span text:style-name="T1">5%-0,125 Вт</text:span></text:p>
          </table:table-cell>
          <table:table-cell table:style-name="Спецификация.E3" office:value-type="string">
            <text:p text:style-name="P13">2</text:p>
          </table:table-cell>
          <table:table-cell table:style-name="Спецификация.E3" office:value-type="string">
            <text:p text:style-name="P20">R2, R5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31" style:data-style-name="N0">31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5">0805-<text:span text:style-name="T3">56</text:span><text:span text:style-name="T4">0 Ом</text:span><text:span text:style-name="T6">±</text:span><text:span text:style-name="T1">5%-0,125 Вт</text:span></text:p>
          </table:table-cell>
          <table:table-cell table:style-name="Спецификация.E3" office:value-type="string">
            <text:p text:style-name="P13">4</text:p>
          </table:table-cell>
          <table:table-cell table:style-name="Спецификация.E3" office:value-type="string">
            <text:p text:style-name="P22">R3, R4, R6,</text:p>
          </table:table-cell>
        </table:table-row>
        <table:table-row table:style-name="Спецификация.30">
          <table:table-cell table:style-name="Спецификация.A67" office:value-type="string">
            <text:p text:style-name="Формат"/>
          </table:table-cell>
          <table:table-cell table:style-name="Спецификация.B67" office:value-type="string">
            <text:p text:style-name="Зона"/>
          </table:table-cell>
          <table:table-cell table:style-name="Спецификация.C67" office:value-type="string">
            <text:p text:style-name="Поз."/>
          </table:table-cell>
          <table:table-cell table:style-name="Спецификация.D67" office:value-type="string">
            <text:p text:style-name="Обозначение"/>
          </table:table-cell>
          <table:table-cell table:style-name="Спецификация.E67" office:value-type="string">
            <text:p text:style-name="Наименование"/>
          </table:table-cell>
          <table:table-cell table:style-name="Спецификация.F67" office:value-type="string">
            <text:p text:style-name="Кол."/>
          </table:table-cell>
          <table:table-cell table:style-name="Спецификация.E3" office:value-type="string">
            <text:p text:style-name="P20">R10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Поз."/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2" office:value-type="string">
            <text:p text:style-name="Наименование"/>
          </table:table-cell>
          <table:table-cell table:style-name="Спецификация.F2" office:value-type="string">
            <text:p text:style-name="Кол."/>
          </table:table-cell>
          <table:table-cell table:style-name="Спецификация.G2" office:value-type="string">
            <text:p text:style-name="Примечание"/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32" style:data-style-name="N0">32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ADM2587E SOIC-20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U6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33" style:data-style-name="N0">33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ADM3485EARZ-REEL (SOIC-8)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U1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34" style:data-style-name="N0">34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NUCLEO64-F411RE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U3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35" style:data-style-name="N0">35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SMU02N-05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U5</text:p>
          </table:table-cell>
        </table:table-row>
        <table:table-row table:style-name="Спецификация.30">
          <table:table-cell table:style-name="Спецификация.A2" office:value-type="string">
            <text:p text:style-name="Формат"/>
          </table:table-cell>
          <table:table-cell table:style-name="Спецификация.B2" office:value-type="string">
            <text:p text:style-name="Зона"/>
          </table:table-cell>
          <table:table-cell table:style-name="Спецификация.C2" office:value-type="string">
            <text:p text:style-name="P17"><text:variable-set text:name="Позиция" text:formula="ooow:Позиция+1" office:value-type="float" office:value="36" style:data-style-name="N0">36</text:variable-set></text:p>
          </table:table-cell>
          <table:table-cell table:style-name="Спецификация.D2" office:value-type="string">
            <text:p text:style-name="Обозначение"/>
          </table:table-cell>
          <table:table-cell table:style-name="Спецификация.E3" office:value-type="string">
            <text:p text:style-name="P14">π140M30 (SOIC-16)</text:p>
          </table:table-cell>
          <table:table-cell table:style-name="Спецификация.E3" office:value-type="string">
            <text:p text:style-name="P13">3</text:p>
          </table:table-cell>
          <table:table-cell table:style-name="Спецификация.E3" office:value-type="string">
            <text:p text:style-name="P23">U4, U7, U8</text:p>
          </table:table-cell>
        </table:table-row>
        <table:table-row table:style-name="Спецификация.30">
          <table:table-cell table:style-name="Спецификация.A74" office:value-type="string">
            <text:p text:style-name="Формат"/>
          </table:table-cell>
          <table:table-cell table:style-name="Спецификация.B74" office:value-type="string">
            <text:p text:style-name="Зона"/>
          </table:table-cell>
          <table:table-cell table:style-name="Спецификация.C74" office:value-type="string">
            <text:p text:style-name="P17"><text:variable-set text:name="Позиция" text:formula="ooow:Позиция+1" office:value-type="float" office:value="37" style:data-style-name="N0">37</text:variable-set></text:p>
          </table:table-cell>
          <table:table-cell table:style-name="Спецификация.D74" office:value-type="string">
            <text:p text:style-name="Обозначение"/>
          </table:table-cell>
          <table:table-cell table:style-name="Спецификация.E3" office:value-type="string">
            <text:p text:style-name="P14">π141M30 (SOIC-16)</text:p>
          </table:table-cell>
          <table:table-cell table:style-name="Спецификация.E3" office:value-type="string">
            <text:p text:style-name="P13">1</text:p>
          </table:table-cell>
          <table:table-cell table:style-name="Спецификация.E3" office:value-type="string">
            <text:p text:style-name="P20">U2</text:p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OpenGost Type B TT" svg:font-family="'OpenGost Type B TT'" style:font-adornments="Regular"/>
    <style:font-face style:name="OpenGost Type B TT1" svg:font-family="'OpenGost Type B TT'" style:font-adornments="Regular" style:font-pitch="variable"/>
    <style:font-face style:name="OpenGost Type B TT2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CC181E71.svg" xlink:type="simple" xlink:show="embed" xlink:actuate="onLoad"/>
    <draw:fill-image draw:name="ПервыйЛист2" xlink:href="Pictures/10002F79000052220000741E9715A426.svg" xlink:type="simple" xlink:show="embed" xlink:actuate="onLoad"/>
    <draw:fill-image draw:name="ПервыйЛист3" xlink:href="Pictures/10003111000052220000741E6E5CBB07.svg" xlink:type="simple" xlink:show="embed" xlink:actuate="onLoad"/>
    <draw:fill-image draw:name="ПервыйЛист4" xlink:href="Pictures/1000353C000052220000741E7F532E21.svg" xlink:type="simple" xlink:show="embed" xlink:actuate="onLoad"/>
    <draw:fill-image draw:name="ПоследующиеЛисты" xlink:href="Pictures/10001E61000052220000741E18FF1FD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OpenGost Type B TT1" fo:font-size="14pt" fo:language="ru" fo:country="RU" style:letter-kerning="true" style:font-name-asian="OpenGost Type B TT1" style:font-size-asian="14pt" style:language-asian="zh" style:country-asian="CN" style:font-name-complex="OpenGost Type B TT1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1" fo:font-size="14pt" fo:language="ru" fo:country="RU" style:letter-kerning="true" style:font-name-asian="OpenGost Type B TT1" style:font-size-asian="14pt" style:language-asian="zh" style:country-asian="CN" style:font-name-complex="OpenGost Type B TT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2" fo:font-family="'OpenGost Type B TT'" style:font-style-name="Regular" style:font-family-generic="swiss" style:font-pitch="variable" fo:font-size="14pt" style:font-name-asian="OpenGost Type B TT1" style:font-family-asian="'OpenGost Type B TT'" style:font-style-name-asian="Regular" style:font-pitch-asian="variable" style:font-size-asian="14pt" style:font-name-complex="OpenGost Type B TT1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2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1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2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1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1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1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1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1" fo:font-family="'OpenGost Type B TT'" style:font-style-name="Regular" style:font-pitch="variable" fo:font-size="16pt" fo:language="ru" fo:country="RU"/>
    </style:style>
    <style:style style:name="Формат" style:family="paragraph" style:parent-style-name="Значение_20_графы_20_таблицы" style:auto-update="true">
      <style:paragraph-properties fo:text-align="center" style:justify-single-word="false"/>
    </style:style>
    <style:style style:name="Зона" style:family="paragraph" style:parent-style-name="Значение_20_графы_20_таблицы" style:auto-update="true">
      <style:paragraph-properties fo:text-align="center" style:justify-single-word="false"/>
    </style:style>
    <style:style style:name="Поз." style:family="paragraph" style:parent-style-name="Значение_20_графы_20_таблицы" style:auto-update="true">
      <style:paragraph-properties fo:text-align="center" style:justify-single-word="false"/>
    </style:style>
    <style:style style:name="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0_группы_29_" style:display-name="Наименование (заголовок группы)" style:family="paragraph" style:parent-style-name="Значение_20_графы_20_таблицы" style:auto-update="true"/>
    <style:style style:name="Наименование_20__28_заголовок_20_раздела_29_" style:display-name="Наименование (заголовок раздела)" style:family="paragraph" style:parent-style-name="Значение_20_графы_20_таблицы" style:auto-update="tru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Значение_20_графы_20_форматной_20_рамки">
      <style:text-properties fo:font-size="18pt" fo:language="ru" fo:country="RU" officeooo:rsid="009d29e7" officeooo:paragraph-rsid="009d29e7" style:font-size-asian="18pt" style:font-size-complex="18pt" style:text-scale="97%"/>
    </style:style>
    <style:style style:name="MP2" style:family="paragraph" style:parent-style-name="Значение_20_графы_20_форматной_20_рамки">
      <style:text-properties fo:font-size="36pt" officeooo:rsid="009d29e7" officeooo:paragraph-rsid="009d29e7" style:font-size-asian="36pt" style:font-size-complex="36pt" style:text-scale="100%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аголовок_20_графы_20_форматной_20_рамки">
      <style:text-properties style:text-scale="90%"/>
    </style:style>
    <style:style style:name="MP8" style:family="paragraph" style:parent-style-name="Значение_20_графы_20_форматной_20_рамки">
      <style:text-properties fo:font-size="18pt" style:font-size-asian="18pt" style:font-size-complex="18pt" style:text-scale="97%"/>
    </style:style>
    <style:style style:name="MP9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0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 loext:margin-gutter="0cm">
        <style:background-image xlink:href="Pictures/10002B5A000052220000741ECC181E7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 loext:margin-gutter="0cm">
        <style:background-image xlink:href="Pictures/10002F79000052220000741E9715A426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 loext:margin-gutter="0cm">
        <style:background-image xlink:href="Pictures/10003111000052220000741E6E5CBB0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 loext:margin-gutter="0cm">
        <style:background-image xlink:href="Pictures/1000353C000052220000741E7F532E2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 loext:margin-gutter="0cm">
        <style:background-image xlink:href="Pictures/10001E61000052220000741E18FF1FDE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ПервыйЛист1" draw:fill-image-width="100%" draw:fill-image-height="100%" style:repeat="no-repeat" draw:fill-image-ref-point="top-left"/>
    </style:style>
    <style:style style:name="Mdp3" style:family="drawing-page">
      <style:drawing-page-properties draw:fill="bitmap" draw:background-size="border" draw:fill-image-name="ПервыйЛист2" draw:fill-image-width="100%" draw:fill-image-height="100%" style:repeat="no-repeat" draw:fill-image-ref-point="top-left"/>
    </style:style>
    <style:style style:name="Mdp4" style:family="drawing-page">
      <style:drawing-page-properties draw:fill="bitmap" draw:background-size="border" draw:fill-image-name="ПервыйЛист3" draw:fill-image-width="100%" draw:fill-image-height="100%" style:repeat="no-repeat" draw:fill-image-ref-point="top-left"/>
    </style:style>
    <style:style style:name="Mdp5" style:family="drawing-page">
      <style:drawing-page-properties draw:fill="bitmap" draw:background-size="border" draw:fill-image-name="ПервыйЛист4" draw:fill-image-width="100%" draw:fill-image-height="100%" style:repeat="no-repeat" draw:fill-image-ref-point="top-left"/>
    </style:style>
    <style:style style:name="Mdp6" style:family="drawing-page">
      <style:drawing-page-properties draw:fill="bitmap" draw:background-size="border" draw:fill-image-name="ПоследующиеЛисты" draw:fill-image-width="100%" draw:fill-image-height="100%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3" draw:style-name="Mdp1" style:next-style-name="Left_20_Page">
      <style:header>
        <text:p text:style-name="Header"/>
      </style:header>
    </style:master-page>
    <style:master-page style:name="Envelope" style:page-layout-name="Mpm4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HTML" style:page-layout-name="Mpm5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  <style:master-page style:name="Первый_20_лист_20_1" style:display-name="Первый лист 1" style:page-layout-name="Mpm8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2"><draw:text-box><text:p text:style-name="MP1">Плата основного контроллера</text:p></draw:text-box></draw:frame><draw:frame draw:style-name="Mfr1" draw:name="Перв.1: 2 Обозначение документа" text:anchor-type="paragraph" svg:x="8.5cm" svg:y="25.201cm" svg:width="12cm" svg:height="1.499cm" draw:z-index="5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8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11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14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1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20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23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26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29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32"><draw:text-box><text:p text:style-name="Значение_20_графы_20_форматной_20_рамки"><text:page-count>3</text:page-count></text:p></draw:text-box></draw:frame><draw:frame draw:style-name="Mfr2" draw:name="Перв.1: 10 Разраб. (наименование)" text:anchor-type="paragraph" svg:x="2cm" svg:y="26.7cm" svg:width="1.7cm" svg:height="0.499cm" draw:z-index="35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38"><draw:text-box><text:p text:style-name="MP4">Пров.</text:p></draw:text-box></draw:frame><draw:frame draw:style-name="Mfr1" draw:name="Перв.1: 10" text:anchor-type="paragraph" svg:x="2cm" svg:y="27.7cm" svg:width="1.7cm" svg:height="0.499cm" draw:z-index="41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44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47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50"><draw:text-box><text:p text:style-name="MP5"/></draw:text-box></draw:frame><draw:frame draw:style-name="Mfr1" draw:name="Перв.1: 11 Пров." text:anchor-type="paragraph" svg:x="3.701cm" svg:y="27.199cm" svg:width="2.3cm" svg:height="0.499cm" draw:z-index="53"><draw:text-box><text:p text:style-name="MP5"/></draw:text-box></draw:frame><draw:frame draw:style-name="Mfr1" draw:name="Перв.1: 11" text:anchor-type="paragraph" svg:x="3.701cm" svg:y="27.7cm" svg:width="2.3cm" svg:height="0.499cm" draw:z-index="56"><draw:text-box><text:p text:style-name="MP5"/></draw:text-box></draw:frame><draw:frame draw:style-name="Mfr1" draw:name="Перв.1: 11 Н. контр." text:anchor-type="paragraph" svg:x="3.701cm" svg:y="28.199cm" svg:width="2.3cm" svg:height="0.499cm" draw:z-index="59"><draw:text-box><text:p text:style-name="MP5"/></draw:text-box></draw:frame><draw:frame draw:style-name="Mfr1" draw:name="Перв.1: 11 Утв." text:anchor-type="paragraph" svg:x="3.701cm" svg:y="28.7cm" svg:width="2.3cm" svg:height="0.499cm" draw:z-index="60"><draw:text-box><text:p text:style-name="MP5"/></draw:text-box></draw:frame><draw:frame draw:style-name="Mfr1" draw:name="Перв.1: 13 Разраб." text:anchor-type="paragraph" svg:x="7.5cm" svg:y="26.7cm" svg:width="1cm" svg:height="0.499cm" draw:z-index="61"><draw:text-box><text:p text:style-name="MP5"/></draw:text-box></draw:frame><draw:frame draw:style-name="Mfr1" draw:name="Перв.1: 13 Пров." text:anchor-type="paragraph" svg:x="7.5cm" svg:y="27.199cm" svg:width="1cm" svg:height="0.499cm" draw:z-index="62"><draw:text-box><text:p text:style-name="MP5"/></draw:text-box></draw:frame><draw:frame draw:style-name="Mfr1" draw:name="Перв.1: 13" text:anchor-type="paragraph" svg:x="7.5cm" svg:y="27.7cm" svg:width="1cm" svg:height="0.499cm" draw:z-index="63"><draw:text-box><text:p text:style-name="MP5"/></draw:text-box></draw:frame><draw:frame draw:style-name="Mfr1" draw:name="Перв.1: 13 Н. контр." text:anchor-type="paragraph" svg:x="7.5cm" svg:y="28.199cm" svg:width="1cm" svg:height="0.499cm" draw:z-index="64"><draw:text-box><text:p text:style-name="MP5"/></draw:text-box></draw:frame><draw:frame draw:style-name="Mfr1" draw:name="Перв.1: 13 Утв." text:anchor-type="paragraph" svg:x="7.5cm" svg:y="28.7cm" svg:width="1cm" svg:height="0.499cm" draw:z-index="65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66"><draw:text-box><text:p text:style-name="MP7">Изм.</text:p></draw:text-box></draw:frame><draw:frame draw:style-name="Mfr2" draw:name="Перв.1: 15 Лист (наименование)" text:anchor-type="paragraph" svg:x="2.701cm" svg:y="26.201cm" svg:width="1cm" svg:height="0.499cm" draw:z-index="67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68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69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70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7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72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73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74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75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7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77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78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79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81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82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8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8">Плата основного контроллера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9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5"/></draw:text-box></draw:frame><draw:frame draw:style-name="Mfr1" draw:name="Перв.2: 11 Пров." text:anchor-type="paragraph" svg:x="3.701cm" svg:y="27.199cm" svg:width="2.3cm" svg:height="0.499cm" draw:z-index="0"><draw:text-box><text:p text:style-name="MP5"/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5"/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8">Плата основного контроллера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9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5"/></draw:text-box></draw:frame><draw:frame draw:style-name="Mfr1" draw:name="Перв.3: 11 Пров." text:anchor-type="paragraph" svg:x="3.701cm" svg:y="27.199cm" svg:width="2.3cm" svg:height="0.499cm" draw:z-index="0"><draw:text-box><text:p text:style-name="MP5"/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5"/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5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8">Плата основного контроллера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9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5"/></draw:text-box></draw:frame><draw:frame draw:style-name="Mfr1" draw:name="Перв.4: 11 Пров." text:anchor-type="paragraph" svg:x="3.701cm" svg:y="27.199cm" svg:width="2.3cm" svg:height="0.499cm" draw:z-index="0"><draw:text-box><text:p text:style-name="MP5"/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5"/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7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6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58"><draw:text-box><text:p text:style-name="MP9"/></draw:text-box></draw:frame><draw:frame draw:style-name="Mfr2" draw:name="Прочие: 7 Лист (наименование)" text:anchor-type="paragraph" svg:x="19.5cm" svg:y="27.7cm" svg:width="1cm" svg:height="0.7cm" draw:z-index="55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52"><draw:text-box><text:p text:style-name="Значение_20_графы_20_форматной_20_рамки"><text:page-number text:select-page="current">3</text:page-number></text:p></draw:text-box></draw:frame><draw:frame draw:style-name="Mfr2" draw:name="Прочие: 14 Изм. (наименование)" text:anchor-type="paragraph" svg:x="2cm" svg:y="28.7cm" svg:width="0.7cm" svg:height="0.499cm" draw:z-index="49"><draw:text-box><text:p text:style-name="MP7">Изм.</text:p></draw:text-box></draw:frame><draw:frame draw:style-name="Mfr2" draw:name="Прочие: 15 Лист (наименование)" text:anchor-type="paragraph" svg:x="2.701cm" svg:y="28.7cm" svg:width="1cm" svg:height="0.499cm" draw:z-index="46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43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40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37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34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31"><draw:text-box><text:p text:style-name="MP10"/></draw:text-box></draw:frame><draw:frame draw:style-name="Mfr2" draw:name="Прочие: 20 Подп. и дата (наименование)" text:anchor-type="paragraph" svg:x="0.801cm" svg:y="23.2cm" svg:width="0.499cm" svg:height="3.5cm" draw:z-index="28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25"><draw:text-box><text:p text:style-name="MP10"/></draw:text-box></draw:frame><draw:frame draw:style-name="Mfr2" draw:name="Прочие: 21 Взам. инв. № (наименование)" text:anchor-type="paragraph" svg:x="0.801cm" svg:y="20.699cm" svg:width="0.499cm" svg:height="2.499cm" draw:z-index="22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19"><draw:text-box><text:p text:style-name="MP10"/></draw:text-box></draw:frame><draw:frame draw:style-name="Mfr2" draw:name="Прочие: 22 Инв. № дубл. (наименование)" text:anchor-type="paragraph" svg:x="0.801cm" svg:y="18.2cm" svg:width="0.499cm" svg:height="2.499cm" draw:z-index="16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3"><draw:text-box><text:p text:style-name="MP10"/></draw:text-box></draw:frame><draw:frame draw:style-name="Mfr2" draw:name="Прочие: 23 Подп. и дата (наименование)" text:anchor-type="paragraph" svg:x="0.801cm" svg:y="14.7cm" svg:width="0.499cm" svg:height="3.5cm" draw:z-index="10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7"><draw:text-box><text:p text:style-name="MP10"/></draw:text-box></draw:frame><draw:frame draw:style-name="Mfr2" draw:name="Прочие: 31 Копировал (наименование)" text:anchor-type="paragraph" svg:x="9.5cm" svg:y="29.199cm" svg:height="0.499cm" draw:z-index="4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1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0T08:04:57.721000000</meta:creation-date>
    <meta:editing-duration>PT3H33M13S</meta:editing-duration>
    <meta:editing-cycles>7</meta:editing-cycles>
    <meta:generator>LibreOffice/24.2.2.2$Windows_X86_64 LibreOffice_project/d56cc158d8a96260b836f100ef4b4ef25d6f1a01</meta:generator>
    <dc:date>2024-06-26T15:17:47.026000000</dc:date>
    <meta:print-date>2024-06-26T15:17:44.577000000</meta:print-date>
    <meta:printed-by>Файлы PDF</meta:printed-by>
    <meta:document-statistic meta:table-count="1" meta:image-count="0" meta:object-count="0" meta:page-count="3" meta:paragraph-count="278" meta:word-count="396" meta:character-count="1968" meta:non-whitespace-character-count="1813"/>
  </office:meta>
</office:document-meta>
</file>